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OrderResponse-2.1" table:style-name="ta1" table:print-ranges="A1:AF54">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3-1600z-CS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OrderResponse">
            <text:p>OrderResponse</text:p>
          </table:table-cell>
          <table:table-cell table:style-name="ce8" office:value-type="string" office:string-value="Order Response. Details">
            <text:p>Order Response. Details</text:p>
          </table:table-cell>
          <table:table-cell table:style-name="ce8" office:value-type="string" office:string-value=""/>
          <table:table-cell table:style-name="ce8" office:value-type="string" office:string-value="Order Response">
            <text:p>Order Respons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Order Acknowledgement, PO Response">
            <text:p>Order Acknowledgement, PO Response</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indicate detailed acceptance or rejection of an Order or to make a counter-offer.">
            <text:p>A document used to indicate detailed acceptance or rejection of an Order or to make a counter-offer.</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9" office:value-type="string" office:string-value="Order Response. UBL Version Identifier. Identifier">
            <text:p>Order Response. UBL Version Identifier. Identifier</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
          <table:table-cell table:style-name="ce9" office:value-type="string" office:string-value="UBL Version">
            <text:p>UBL Version</text:p>
          </table:table-cell>
          <table:table-cell table:style-name="ce9" office:value-type="string" office:string-value="Identifier">
            <text:p>Identifier</text:p>
          </table:table-cell>
          <table:table-cell table:style-name="ce11" office:value-type="string" table:formula="of:=IF([.F3]&lt;&gt;&quot;&quot;;CONCATENATE([.F3];&quot; &quot;;[.G3]);[.G3])" office:string-value="UBL Version Identifier">
            <text:p>UBL Vers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2.0.5">
            <text:p>2.0.5</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9" office:value-type="string" office:string-value="Order Response. Customization Identifier. Identifier">
            <text:p>Order Response. Customization Identifier. Identifier</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
          <table:table-cell table:style-name="ce9" office:value-type="string" office:string-value="Customization">
            <text:p>Customization</text:p>
          </table:table-cell>
          <table:table-cell table:style-name="ce9" office:value-type="string" office:string-value="Identifier">
            <text:p>Identifier</text:p>
          </table:table-cell>
          <table:table-cell table:style-name="ce11" office:value-type="string" table:formula="of:=IF([.F4]&lt;&gt;&quot;&quot;;CONCATENATE([.F4];&quot; &quot;;[.G4]);[.G4])" office:string-value="Customization Identifier">
            <text:p>Customiza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customization of UBL.">
            <text:p>Identifies a user-defined customization of UBL.</text:p>
          </table:table-cell>
          <table:table-cell table:style-name="ce9" office:value-type="string" office:string-value="NES">
            <text:p>NE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9" office:value-type="string" office:string-value="Order Response. Profile Identifier. Identifier">
            <text:p>Order Response. Profile Identifier. Identifier</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
          <table:table-cell table:style-name="ce9" office:value-type="string" office:string-value="Profile">
            <text:p>Profile</text:p>
          </table:table-cell>
          <table:table-cell table:style-name="ce9" office:value-type="string" office:string-value="Identifier">
            <text:p>Identifier</text:p>
          </table:table-cell>
          <table:table-cell table:style-name="ce11" office:value-type="string" table:formula="of:=IF([.F5]&lt;&gt;&quot;&quot;;CONCATENATE([.F5];&quot; &quot;;[.G5]);[.G5])" office:string-value="Profile Identifier">
            <text:p>Profile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profile of the customization of UBL being used.">
            <text:p>Identifies a user-defined profile of the customization of UBL being used.</text:p>
          </table:table-cell>
          <table:table-cell table:style-name="ce9" office:value-type="string" office:string-value="BasicProcurementProcess">
            <text:p>BasicProcurementProces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9" office:value-type="string" office:string-value="Order Response. Profile Execution Identifier. Identifier">
            <text:p>Order Response. Profile Execution Identifier. Identifier</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
          <table:table-cell table:style-name="ce9" office:value-type="string" office:string-value="Profile Execution">
            <text:p>Profile Execution</text:p>
          </table:table-cell>
          <table:table-cell table:style-name="ce9" office:value-type="string" office:string-value="Identifier">
            <text:p>Identifier</text:p>
          </table:table-cell>
          <table:table-cell table:style-name="ce11" office:value-type="string" table:formula="of:=IF([.F6]&lt;&gt;&quot;&quot;;CONCATENATE([.F6];&quot; &quot;;[.G6]);[.G6])" office:string-value="Profile Execution Identifier">
            <text:p>Profile Execu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BPP-1001">
            <text:p>BPP-1001</text:p>
          </table:table-cell>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9" office:value-type="string" office:string-value="Order Response. Identifier">
            <text:p>Order Response. Identifier</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
          <table:table-cell table:style-name="ce9" office:value-type="string" office:string-value=""/>
          <table:table-cell table:style-name="ce9" office:value-type="string" office:string-value="Identifier">
            <text:p>Identifier</text:p>
          </table:table-cell>
          <table:table-cell table:style-name="ce11" office:value-type="string" table:formula="of:=IF([.F7]&lt;&gt;&quot;&quot;;CONCATENATE([.F7];&quot; &quot;;[.G7]);[.G7])" office:string-value="Identifier">
            <text:p>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Purchase Order Response Number, Acknowledgement of Order Number">
            <text:p>Purchase Order Response Number, Acknowledgement of Order Number</text:p>
          </table:table-cell>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office:string-value="1018">
            <text:p>1018</text:p>
          </table:table-cell>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SalesOrderID">
            <text:p>SalesOrderID</text:p>
          </table:table-cell>
          <table:table-cell table:style-name="ce9" office:value-type="string" office:string-value="Order Response. Sales_ Order Identifier. Identifier">
            <text:p>Order Response. Sales_ Order Identifier. Identifier</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Sales">
            <text:p>Sales</text:p>
          </table:table-cell>
          <table:table-cell table:style-name="ce9" office:value-type="string" office:string-value="Order">
            <text:p>Order</text:p>
          </table:table-cell>
          <table:table-cell table:style-name="ce9" office:value-type="string" office:string-value="Identifier">
            <text:p>Identifier</text:p>
          </table:table-cell>
          <table:table-cell table:style-name="ce11" office:value-type="string" table:formula="of:=IF([.F8]&lt;&gt;&quot;&quot;;CONCATENATE([.F8];&quot; &quot;;[.G8]);[.G8])" office:string-value="Order Identifier">
            <text:p>Order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n identifier for the Order, issued by the Seller.">
            <text:p>An identifier for the Order, issued by the Sell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9]=&quot;UUID&quot;;&quot;UUID&quot;;SUBSTITUTE(SUBSTITUTE(CONCATENATE(IF([.E9]=&quot;Universally Unique&quot;;&quot;UU&quot;;[.E9]);IF([.G9]&lt;&gt;[.I9];[.H9];[.F9]);CONCATENATE(IF([.I9]=&quot;Identifier&quot;;&quot;ID&quot;;IF([.I9]=&quot;Text&quot;;&quot;&quot;;[.I9]))));&quot; &quot;;&quot;&quot;);&quot;'&quot;;&quot;&quot;))" office:value-type="string" office:string-value="CopyIndicator">
            <text:p>CopyIndicator</text:p>
          </table:table-cell>
          <table:table-cell table:style-name="ce9" office:value-type="string" office:string-value="Order Response. Copy_ Indicator. Indicator">
            <text:p>Order Response. Copy_ Indicator. Indicator</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Copy">
            <text:p>Copy</text:p>
          </table:table-cell>
          <table:table-cell table:style-name="ce9" office:value-type="string" office:string-value=""/>
          <table:table-cell table:style-name="ce9" office:value-type="string" office:string-value="Indicator">
            <text:p>Indicator</text:p>
          </table:table-cell>
          <table:table-cell table:style-name="ce11" office:value-type="string" table:formula="of:=IF([.F9]&lt;&gt;&quot;&quot;;CONCATENATE([.F9];&quot; &quot;;[.G9]);[.G9])" office:string-value="Indicator">
            <text:p>Indicator</text:p>
          </table:table-cell>
          <table:table-cell table:style-name="ce9" office:value-type="string" office:string-value="Indicator">
            <text:p>Indicator</text:p>
          </table:table-cell>
          <table:table-cell table:style-name="ce9" office:value-type="string" office:string-value=""/>
          <table:table-cell table:style-name="ce11" office:value-type="string" table:formula="of:=IF([.J9]&lt;&gt;&quot;&quot;;CONCATENATE([.J9];&quot;_ &quot;;[.I9];&quot;. Type&quot;);CONCATENATE([.I9];&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ade mandatory">
            <text:p>Change from Previous Version: made mandatory</text:p>
          </table:table-cell>
        </table:table-row>
        <table:table-row table:style-name="ro2">
          <table:table-cell table:style-name="ce3" office:value-type="string" table:formula="of:=IF([.G10]=&quot;UUID&quot;;&quot;UUID&quot;;SUBSTITUTE(SUBSTITUTE(CONCATENATE(IF([.E10]=&quot;Universally Unique&quot;;&quot;UU&quot;;[.E10]);IF([.G10]&lt;&gt;[.I10];[.H10];[.F10]);CONCATENATE(IF([.I10]=&quot;Identifier&quot;;&quot;ID&quot;;IF([.I10]=&quot;Text&quot;;&quot;&quot;;[.I10]))));&quot; &quot;;&quot;&quot;);&quot;'&quot;;&quot;&quot;))" office:string-value="UUID">
            <text:p>UUID</text:p>
          </table:table-cell>
          <table:table-cell table:style-name="ce9" office:value-type="string" office:string-value="Order Response. UUID. Identifier">
            <text:p>Order Response. UUID. Identifier</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
          <table:table-cell table:style-name="ce9" office:value-type="string" office:string-value=""/>
          <table:table-cell table:style-name="ce9" office:value-type="string" office:string-value="UUID">
            <text:p>UUID</text:p>
          </table:table-cell>
          <table:table-cell table:style-name="ce11" office:value-type="string" table:formula="of:=IF([.F10]&lt;&gt;&quot;&quot;;CONCATENATE([.F10];&quot; &quot;;[.G10]);[.G10])" office:string-value="UUID">
            <text:p>UUID</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Changed from GUID to UUID and changed property term">
            <text:p>Change from Previous Version: Changed from GUID to UUID and changed property term</text:p>
          </table:table-cell>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Date">
            <text:p>IssueDate</text:p>
          </table:table-cell>
          <table:table-cell table:style-name="ce9" office:value-type="string" office:string-value="Order Response. Issue Date. Date">
            <text:p>Order Response. Issue Date. Date</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
          <table:table-cell table:style-name="ce9" office:value-type="string" office:string-value="Issue">
            <text:p>Issue</text:p>
          </table:table-cell>
          <table:table-cell table:style-name="ce9" office:value-type="string" office:string-value="Date">
            <text:p>Date</text:p>
          </table:table-cell>
          <table:table-cell table:style-name="ce11" office:value-type="string" table:formula="of:=IF([.F11]&lt;&gt;&quot;&quot;;CONCATENATE([.F11];&quot; &quot;;[.G11]);[.G11])" office:string-value="Issue Date">
            <text:p>Issue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IssueTime">
            <text:p>IssueTime</text:p>
          </table:table-cell>
          <table:table-cell table:style-name="ce9" office:value-type="string" office:string-value="Order Response. Issue Time. Time">
            <text:p>Order Response. Issue Time. Time</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
          <table:table-cell table:style-name="ce9" office:value-type="string" office:string-value="Issue">
            <text:p>Issue</text:p>
          </table:table-cell>
          <table:table-cell table:style-name="ce9" office:value-type="string" office:string-value="Time">
            <text:p>Time</text:p>
          </table:table-cell>
          <table:table-cell table:style-name="ce11" office:value-type="string" table:formula="of:=IF([.F12]&lt;&gt;&quot;&quot;;CONCATENATE([.F12];&quot; &quot;;[.G12]);[.G12])" office:string-value="Issue Time">
            <text:p>Issue Time</text:p>
          </table:table-cell>
          <table:table-cell table:style-name="ce9" office:value-type="string" office:string-value="Time">
            <text:p>Time</text:p>
          </table:table-cell>
          <table:table-cell table:style-name="ce9" office:value-type="string" office:string-value=""/>
          <table:table-cell table:style-name="ce11" office:value-type="string"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OrderResponseCode">
            <text:p>OrderResponseCode</text:p>
          </table:table-cell>
          <table:table-cell table:style-name="ce9" office:value-type="string" office:string-value="Order Response. Order Response Code. Code">
            <text:p>Order Response. Order Response Code. Code</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Code">
            <text:p>Code</text:p>
          </table:table-cell>
          <table:table-cell table:style-name="ce11" office:value-type="string" table:formula="of:=IF([.F13]&lt;&gt;&quot;&quot;;CONCATENATE([.F13];&quot; &quot;;[.G13]);[.G13])" office:string-value="Order Response Code">
            <text:p>Order Response Code</text:p>
          </table:table-cell>
          <table:table-cell table:style-name="ce9" office:value-type="string" office:string-value="Code">
            <text:p>Code</text:p>
          </table:table-cell>
          <table:table-cell table:style-name="ce9" office:value-type="string" office:string-value=""/>
          <table:table-cell table:style-name="ce11" office:value-type="string" table:formula="of:=IF([.J13]&lt;&gt;&quot;&quot;;CONCATENATE([.J13];&quot;_ &quot;;[.I13];&quot;. Type&quot;);CONCATENATE([.I13];&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type of response for this Order.">
            <text:p>A code signifying the type of response for this Order.</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Y">
            <text:p>Change from Previous Version: Y</text:p>
          </table:table-cell>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Note">
            <text:p>Note</text:p>
          </table:table-cell>
          <table:table-cell table:style-name="ce9" office:value-type="string" office:string-value="Order Response. Note. Text">
            <text:p>Order Response. Note. Text</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
          <table:table-cell table:style-name="ce9" office:value-type="string" office:string-value=""/>
          <table:table-cell table:style-name="ce9" office:value-type="string" office:string-value="Note">
            <text:p>Note</text:p>
          </table:table-cell>
          <table:table-cell table:style-name="ce11" office:value-type="string" table:formula="of:=IF([.F14]&lt;&gt;&quot;&quot;;CONCATENATE([.F14];&quot; &quot;;[.G14]);[.G14])" office:string-value="Note">
            <text:p>Note</text:p>
          </table:table-cell>
          <table:table-cell table:style-name="ce9" office:value-type="string" office:string-value="Text">
            <text:p>Text</text:p>
          </table:table-cell>
          <table:table-cell table:style-name="ce9" office:value-type="string" office:string-value=""/>
          <table:table-cell table:style-name="ce11" office:value-type="string"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DocumentCurrencyCode">
            <text:p>DocumentCurrencyCode</text:p>
          </table:table-cell>
          <table:table-cell table:style-name="ce9" office:value-type="string" office:string-value="Order Response. Document_ Currency Code. Code">
            <text:p>Order Response. Document_ Currency Code. Code</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Document">
            <text:p>Docu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5]&lt;&gt;&quot;&quot;;CONCATENATE([.F15];&quot; &quot;;[.G15]);[.G15])"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5]&lt;&gt;&quot;&quot;;CONCATENATE([.J15];&quot;_ &quot;;[.I15];&quot;. Type&quot;);CONCATENATE([.I15];&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ade mandatory">
            <text:p>Change from Previous Version: made mandatory</text:p>
          </table:table-cell>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PricingCurrencyCode">
            <text:p>PricingCurrencyCode</text:p>
          </table:table-cell>
          <table:table-cell table:style-name="ce9" office:value-type="string" office:string-value="Order Response. Pricing_ Currency Code. Code">
            <text:p>Order Response. Pricing_ Currency Code. Code</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Pricing">
            <text:p>Pricing</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6]&lt;&gt;&quot;&quot;;CONCATENATE([.F16];&quot; &quot;;[.G16]);[.G16])"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6]&lt;&gt;&quot;&quot;;CONCATENATE([.J16];&quot;_ &quot;;[.I16];&quot;. Type&quot;);CONCATENATE([.I16];&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that is used for all prices in the Order Response.">
            <text:p>A code signifying the currency that is used for all prices in the Order Response.</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TaxCurrencyCode">
            <text:p>TaxCurrencyCode</text:p>
          </table:table-cell>
          <table:table-cell table:style-name="ce9" office:value-type="string" office:string-value="Order Response. Tax_ Currency Code. Code">
            <text:p>Order Response. Tax_ Currency Code. Code</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Tax">
            <text:p>Tax</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7]&lt;&gt;&quot;&quot;;CONCATENATE([.F17];&quot; &quot;;[.G17]);[.G17])"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7]&lt;&gt;&quot;&quot;;CONCATENATE([.J17];&quot;_ &quot;;[.I17];&quot;. Type&quot;);CONCATENATE([.I17];&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that is used for all tax amounts in the Order Response.">
            <text:p>A code signifying the currency that is used for all tax amounts in the Order Respons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8]=&quot;UUID&quot;;&quot;UUID&quot;;SUBSTITUTE(SUBSTITUTE(CONCATENATE(IF([.E18]=&quot;Universally Unique&quot;;&quot;UU&quot;;[.E18]);IF([.G18]&lt;&gt;[.I18];[.H18];[.F18]);CONCATENATE(IF([.I18]=&quot;Identifier&quot;;&quot;ID&quot;;IF([.I18]=&quot;Text&quot;;&quot;&quot;;[.I18]))));&quot; &quot;;&quot;&quot;);&quot;'&quot;;&quot;&quot;))" office:value-type="string" office:string-value="TotalPackagesQuantity">
            <text:p>TotalPackagesQuantity</text:p>
          </table:table-cell>
          <table:table-cell table:style-name="ce9" office:value-type="string" office:string-value="Order Response. Total_ Packages Quantity. Quantity">
            <text:p>Order Response. Total_ Packages Quantity. Quantity</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Total">
            <text:p>Total</text:p>
          </table:table-cell>
          <table:table-cell table:style-name="ce9" office:value-type="string" office:string-value="Packages">
            <text:p>Packages</text:p>
          </table:table-cell>
          <table:table-cell table:style-name="ce9" office:value-type="string" office:string-value="Quantity">
            <text:p>Quantity</text:p>
          </table:table-cell>
          <table:table-cell table:style-name="ce11" office:value-type="string" table:formula="of:=IF([.F18]&lt;&gt;&quot;&quot;;CONCATENATE([.F18];&quot; &quot;;[.G18]);[.G18])" office:string-value="Packages Quantity">
            <text:p>Packages Quantity</text:p>
          </table:table-cell>
          <table:table-cell table:style-name="ce9" office:value-type="string" office:string-value="Quantity">
            <text:p>Quantity</text:p>
          </table:table-cell>
          <table:table-cell table:style-name="ce9" office:value-type="string" office:string-value=""/>
          <table:table-cell table:style-name="ce11" office:value-type="string" table:formula="of:=IF([.J18]&lt;&gt;&quot;&quot;;CONCATENATE([.J18];&quot;_ &quot;;[.I18];&quot;. Type&quot;);CONCATENATE([.I18];&quot;. Type&quot;))" office:string-value="Quantity. Type">
            <text:p>Quantity.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otal number of packages contained in the Order Response.">
            <text:p>The total number of packages contained in the Order Response.</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9]=&quot;UUID&quot;;&quot;UUID&quot;;SUBSTITUTE(SUBSTITUTE(CONCATENATE(IF([.E19]=&quot;Universally Unique&quot;;&quot;UU&quot;;[.E19]);IF([.G19]&lt;&gt;[.I19];[.H19];[.F19]);CONCATENATE(IF([.I19]=&quot;Identifier&quot;;&quot;ID&quot;;IF([.I19]=&quot;Text&quot;;&quot;&quot;;[.I19]))));&quot; &quot;;&quot;&quot;);&quot;'&quot;;&quot;&quot;))" office:value-type="string" office:string-value="GrossWeightMeasure">
            <text:p>GrossWeightMeasure</text:p>
          </table:table-cell>
          <table:table-cell table:style-name="ce9" office:value-type="string" office:string-value="Order Response. Gross_ Weight. Measure">
            <text:p>Order Response. Gross_ Weight. Measure</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Gross">
            <text:p>Gross</text:p>
          </table:table-cell>
          <table:table-cell table:style-name="ce9" office:value-type="string" office:string-value=""/>
          <table:table-cell table:style-name="ce9" office:value-type="string" office:string-value="Weight">
            <text:p>Weight</text:p>
          </table:table-cell>
          <table:table-cell table:style-name="ce11" office:value-type="string" table:formula="of:=IF([.F19]&lt;&gt;&quot;&quot;;CONCATENATE([.F19];&quot; &quot;;[.G19]);[.G19])" office:string-value="Weight">
            <text:p>Weight</text:p>
          </table:table-cell>
          <table:table-cell table:style-name="ce9" office:value-type="string" office:string-value="Measure">
            <text:p>Measure</text:p>
          </table:table-cell>
          <table:table-cell table:style-name="ce9" office:value-type="string" office:string-value=""/>
          <table:table-cell table:style-name="ce11" office:value-type="string" table:formula="of:=IF([.J19]&lt;&gt;&quot;&quot;;CONCATENATE([.J19];&quot;_ &quot;;[.I19];&quot;. Type&quot;);CONCATENATE([.I19];&quot;. Type&quot;))" office:string-value="Measure. Type">
            <text:p>Measur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otal gross weight for the Order Response (goods + packaging + transport equipment).">
            <text:p>The total gross weight for the Order Response (goods + packaging + transport equipment).</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0]=&quot;UUID&quot;;&quot;UUID&quot;;SUBSTITUTE(SUBSTITUTE(CONCATENATE(IF([.E20]=&quot;Universally Unique&quot;;&quot;UU&quot;;[.E20]);IF([.G20]&lt;&gt;[.I20];[.H20];[.F20]);CONCATENATE(IF([.I20]=&quot;Identifier&quot;;&quot;ID&quot;;IF([.I20]=&quot;Text&quot;;&quot;&quot;;[.I20]))));&quot; &quot;;&quot;&quot;);&quot;'&quot;;&quot;&quot;))" office:value-type="string" office:string-value="NetWeightMeasure">
            <text:p>NetWeightMeasure</text:p>
          </table:table-cell>
          <table:table-cell table:style-name="ce9" office:value-type="string" office:string-value="Order Response. Net_ Weight. Measure">
            <text:p>Order Response. Net_ Weight. Measure</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Net">
            <text:p>Net</text:p>
          </table:table-cell>
          <table:table-cell table:style-name="ce9" office:value-type="string" office:string-value=""/>
          <table:table-cell table:style-name="ce9" office:value-type="string" office:string-value="Weight">
            <text:p>Weight</text:p>
          </table:table-cell>
          <table:table-cell table:style-name="ce11" office:value-type="string" table:formula="of:=IF([.F20]&lt;&gt;&quot;&quot;;CONCATENATE([.F20];&quot; &quot;;[.G20]);[.G20])" office:string-value="Weight">
            <text:p>Weight</text:p>
          </table:table-cell>
          <table:table-cell table:style-name="ce9" office:value-type="string" office:string-value="Measure">
            <text:p>Measure</text:p>
          </table:table-cell>
          <table:table-cell table:style-name="ce9" office:value-type="string" office:string-value=""/>
          <table:table-cell table:style-name="ce11" office:value-type="string" table:formula="of:=IF([.J20]&lt;&gt;&quot;&quot;;CONCATENATE([.J20];&quot;_ &quot;;[.I20];&quot;. Type&quot;);CONCATENATE([.I20];&quot;. Type&quot;))" office:string-value="Measure. Type">
            <text:p>Measur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otal net weight for the Order Response (goods + packaging).">
            <text:p>The total net weight for the Order Response (goods + packaging).</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1]=&quot;UUID&quot;;&quot;UUID&quot;;SUBSTITUTE(SUBSTITUTE(CONCATENATE(IF([.E21]=&quot;Universally Unique&quot;;&quot;UU&quot;;[.E21]);IF([.G21]&lt;&gt;[.I21];[.H21];[.F21]);CONCATENATE(IF([.I21]=&quot;Identifier&quot;;&quot;ID&quot;;IF([.I21]=&quot;Text&quot;;&quot;&quot;;[.I21]))));&quot; &quot;;&quot;&quot;);&quot;'&quot;;&quot;&quot;))" office:value-type="string" office:string-value="NetNetWeightMeasure">
            <text:p>NetNetWeightMeasure</text:p>
          </table:table-cell>
          <table:table-cell table:style-name="ce9" office:value-type="string" office:string-value="Order Response. Net Net_ Weight. Measure">
            <text:p>Order Response. Net Net_ Weight. Measure</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Net Net">
            <text:p>Net Net</text:p>
          </table:table-cell>
          <table:table-cell table:style-name="ce9" office:value-type="string" office:string-value=""/>
          <table:table-cell table:style-name="ce9" office:value-type="string" office:string-value="Weight">
            <text:p>Weight</text:p>
          </table:table-cell>
          <table:table-cell table:style-name="ce11" office:value-type="string" table:formula="of:=IF([.F21]&lt;&gt;&quot;&quot;;CONCATENATE([.F21];&quot; &quot;;[.G21]);[.G21])" office:string-value="Weight">
            <text:p>Weight</text:p>
          </table:table-cell>
          <table:table-cell table:style-name="ce9" office:value-type="string" office:string-value="Measure">
            <text:p>Measure</text:p>
          </table:table-cell>
          <table:table-cell table:style-name="ce9" office:value-type="string" office:string-value=""/>
          <table:table-cell table:style-name="ce11" office:value-type="string" table:formula="of:=IF([.J21]&lt;&gt;&quot;&quot;;CONCATENATE([.J21];&quot;_ &quot;;[.I21];&quot;. Type&quot;);CONCATENATE([.I21];&quot;. Type&quot;))" office:string-value="Measure. Type">
            <text:p>Measur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otal net weight of the goods in the Order Response excluding packaging.">
            <text:p>The total net weight of the goods in the Order Response excluding packaging.</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2]=&quot;UUID&quot;;&quot;UUID&quot;;SUBSTITUTE(SUBSTITUTE(CONCATENATE(IF([.E22]=&quot;Universally Unique&quot;;&quot;UU&quot;;[.E22]);IF([.G22]&lt;&gt;[.I22];[.H22];[.F22]);CONCATENATE(IF([.I22]=&quot;Identifier&quot;;&quot;ID&quot;;IF([.I22]=&quot;Text&quot;;&quot;&quot;;[.I22]))));&quot; &quot;;&quot;&quot;);&quot;'&quot;;&quot;&quot;))" office:value-type="string" office:string-value="GrossVolumeMeasure">
            <text:p>GrossVolumeMeasure</text:p>
          </table:table-cell>
          <table:table-cell table:style-name="ce9" office:value-type="string" office:string-value="Order Response. Gross_ Volume. Measure">
            <text:p>Order Response. Gross_ Volume. Measure</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Gross">
            <text:p>Gross</text:p>
          </table:table-cell>
          <table:table-cell table:style-name="ce9" office:value-type="string" office:string-value=""/>
          <table:table-cell table:style-name="ce9" office:value-type="string" office:string-value="Volume">
            <text:p>Volume</text:p>
          </table:table-cell>
          <table:table-cell table:style-name="ce11" office:value-type="string" table:formula="of:=IF([.F22]&lt;&gt;&quot;&quot;;CONCATENATE([.F22];&quot; &quot;;[.G22]);[.G22])" office:string-value="Volume">
            <text:p>Volume</text:p>
          </table:table-cell>
          <table:table-cell table:style-name="ce9" office:value-type="string" office:string-value="Measure">
            <text:p>Measure</text:p>
          </table:table-cell>
          <table:table-cell table:style-name="ce9" office:value-type="string" office:string-value=""/>
          <table:table-cell table:style-name="ce11" office:value-type="string" table:formula="of:=IF([.J22]&lt;&gt;&quot;&quot;;CONCATENATE([.J22];&quot;_ &quot;;[.I22];&quot;. Type&quot;);CONCATENATE([.I22];&quot;. Type&quot;))" office:string-value="Measure. Type">
            <text:p>Measur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otal volume of the goods in the Order Response including packaging.">
            <text:p>The total volume of the goods in the Order Response including packaging.</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3]=&quot;UUID&quot;;&quot;UUID&quot;;SUBSTITUTE(SUBSTITUTE(CONCATENATE(IF([.E23]=&quot;Universally Unique&quot;;&quot;UU&quot;;[.E23]);IF([.G23]&lt;&gt;[.I23];[.H23];[.F23]);CONCATENATE(IF([.I23]=&quot;Identifier&quot;;&quot;ID&quot;;IF([.I23]=&quot;Text&quot;;&quot;&quot;;[.I23]))));&quot; &quot;;&quot;&quot;);&quot;'&quot;;&quot;&quot;))" office:value-type="string" office:string-value="NetVolumeMeasure">
            <text:p>NetVolumeMeasure</text:p>
          </table:table-cell>
          <table:table-cell table:style-name="ce9" office:value-type="string" office:string-value="Order Response. Net_ Volume. Measure">
            <text:p>Order Response. Net_ Volume. Measure</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Net">
            <text:p>Net</text:p>
          </table:table-cell>
          <table:table-cell table:style-name="ce9" office:value-type="string" office:string-value=""/>
          <table:table-cell table:style-name="ce9" office:value-type="string" office:string-value="Volume">
            <text:p>Volume</text:p>
          </table:table-cell>
          <table:table-cell table:style-name="ce11" office:value-type="string" table:formula="of:=IF([.F23]&lt;&gt;&quot;&quot;;CONCATENATE([.F23];&quot; &quot;;[.G23]);[.G23])" office:string-value="Volume">
            <text:p>Volume</text:p>
          </table:table-cell>
          <table:table-cell table:style-name="ce9" office:value-type="string" office:string-value="Measure">
            <text:p>Measure</text:p>
          </table:table-cell>
          <table:table-cell table:style-name="ce9" office:value-type="string" office:string-value=""/>
          <table:table-cell table:style-name="ce11" office:value-type="string" table:formula="of:=IF([.J23]&lt;&gt;&quot;&quot;;CONCATENATE([.J23];&quot;_ &quot;;[.I23];&quot;. Type&quot;);CONCATENATE([.I23];&quot;. Type&quot;))" office:string-value="Measure. Type">
            <text:p>Measur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otal volume of the goods in the Order Response excluding packaging.">
            <text:p>The total volume of the goods in the Order Response excluding packaging.</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4]=&quot;UUID&quot;;&quot;UUID&quot;;SUBSTITUTE(SUBSTITUTE(CONCATENATE(IF([.E24]=&quot;Universally Unique&quot;;&quot;UU&quot;;[.E24]);IF([.G24]&lt;&gt;[.I24];[.H24];[.F24]);CONCATENATE(IF([.I24]=&quot;Identifier&quot;;&quot;ID&quot;;IF([.I24]=&quot;Text&quot;;&quot;&quot;;[.I24]))));&quot; &quot;;&quot;&quot;);&quot;'&quot;;&quot;&quot;))" office:value-type="string" office:string-value="CustomerReference">
            <text:p>CustomerReference</text:p>
          </table:table-cell>
          <table:table-cell table:style-name="ce9" office:value-type="string" office:string-value="Order Response. Customer_ Reference. Text">
            <text:p>Order Response. Customer_ Reference. Text</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Customer">
            <text:p>Customer</text:p>
          </table:table-cell>
          <table:table-cell table:style-name="ce9" office:value-type="string" office:string-value=""/>
          <table:table-cell table:style-name="ce9" office:value-type="string" office:string-value="Reference">
            <text:p>Reference</text:p>
          </table:table-cell>
          <table:table-cell table:style-name="ce11" office:value-type="string" table:formula="of:=IF([.F24]&lt;&gt;&quot;&quot;;CONCATENATE([.F24];&quot; &quot;;[.G24]);[.G24])" office:string-value="Reference">
            <text:p>Reference</text:p>
          </table:table-cell>
          <table:table-cell table:style-name="ce9" office:value-type="string" office:string-value="Text">
            <text:p>Text</text:p>
          </table:table-cell>
          <table:table-cell table:style-name="ce9" office:value-type="string" office:string-value=""/>
          <table:table-cell table:style-name="ce11" office:value-type="string" table:formula="of:=IF([.J24]&lt;&gt;&quot;&quot;;CONCATENATE([.J24];&quot;_ &quot;;[.I24];&quot;. Type&quot;);CONCATENATE([.I2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supplementary reference assigned by the buyer, e.g., the CRI in a purchasing card transaction.">
            <text:p>A supplementary reference assigned by the buyer, e.g., the CRI in a purchasing card transaction.</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5]=&quot;UUID&quot;;&quot;UUID&quot;;SUBSTITUTE(SUBSTITUTE(CONCATENATE(IF([.E25]=&quot;Universally Unique&quot;;&quot;UU&quot;;[.E25]);IF([.G25]&lt;&gt;[.I25];[.H25];[.F25]);CONCATENATE(IF([.I25]=&quot;Identifier&quot;;&quot;ID&quot;;IF([.I25]=&quot;Text&quot;;&quot;&quot;;[.I25]))));&quot; &quot;;&quot;&quot;);&quot;'&quot;;&quot;&quot;))" office:value-type="string" office:string-value="AccountingCostCode">
            <text:p>AccountingCostCode</text:p>
          </table:table-cell>
          <table:table-cell table:style-name="ce9" office:value-type="string" office:string-value="Order Response. Accounting Cost Code. Code">
            <text:p>Order Response. Accounting Cost Code. Code</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
          <table:table-cell table:style-name="ce9" office:value-type="string" office:string-value="Accounting Cost">
            <text:p>Accounting Cost</text:p>
          </table:table-cell>
          <table:table-cell table:style-name="ce9" office:value-type="string" office:string-value="Code">
            <text:p>Code</text:p>
          </table:table-cell>
          <table:table-cell table:style-name="ce11" office:value-type="string" table:formula="of:=IF([.F25]&lt;&gt;&quot;&quot;;CONCATENATE([.F25];&quot; &quot;;[.G25]);[.G25])" office:string-value="Accounting Cost Code">
            <text:p>Accounting Cost Code</text:p>
          </table:table-cell>
          <table:table-cell table:style-name="ce9" office:value-type="string" office:string-value="Code">
            <text:p>Code</text:p>
          </table:table-cell>
          <table:table-cell table:style-name="ce9" office:value-type="string" office:string-value=""/>
          <table:table-cell table:style-name="ce11" office:value-type="string" table:formula="of:=IF([.J25]&lt;&gt;&quot;&quot;;CONCATENATE([.J25];&quot;_ &quot;;[.I25];&quot;. Type&quot;);CONCATENATE([.I25];&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n accounting cost code applied to the order as a whole.">
            <text:p>An accounting cost code applied to the order as a whol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6]=&quot;UUID&quot;;&quot;UUID&quot;;SUBSTITUTE(SUBSTITUTE(CONCATENATE(IF([.E26]=&quot;Universally Unique&quot;;&quot;UU&quot;;[.E26]);IF([.G26]&lt;&gt;[.I26];[.H26];[.F26]);CONCATENATE(IF([.I26]=&quot;Identifier&quot;;&quot;ID&quot;;IF([.I26]=&quot;Text&quot;;&quot;&quot;;[.I26]))));&quot; &quot;;&quot;&quot;);&quot;'&quot;;&quot;&quot;))" office:value-type="string" office:string-value="AccountingCost">
            <text:p>AccountingCost</text:p>
          </table:table-cell>
          <table:table-cell table:style-name="ce9" office:value-type="string" office:string-value="Order Response. Accounting Cost. Text">
            <text:p>Order Response. Accounting Cost. Text</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
          <table:table-cell table:style-name="ce9" office:value-type="string" office:string-value="Accounting">
            <text:p>Accounting</text:p>
          </table:table-cell>
          <table:table-cell table:style-name="ce9" office:value-type="string" office:string-value="Cost">
            <text:p>Cost</text:p>
          </table:table-cell>
          <table:table-cell table:style-name="ce11" office:value-type="string" table:formula="of:=IF([.F26]&lt;&gt;&quot;&quot;;CONCATENATE([.F26];&quot; &quot;;[.G26]);[.G26])" office:string-value="Accounting Cost">
            <text:p>Accounting Cost</text:p>
          </table:table-cell>
          <table:table-cell table:style-name="ce9" office:value-type="string" office:string-value="Text">
            <text:p>Text</text:p>
          </table:table-cell>
          <table:table-cell table:style-name="ce9" office:value-type="string" office:string-value=""/>
          <table:table-cell table:style-name="ce11" office:value-type="string" table:formula="of:=IF([.J26]&lt;&gt;&quot;&quot;;CONCATENATE([.J26];&quot;_ &quot;;[.I26];&quot;. Type&quot;);CONCATENATE([.I26];&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n accounting cost code applied to the order as a whole, expressed as text.">
            <text:p>An accounting cost code applied to the order as a whole, expressed as tex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7]=&quot;UUID&quot;;&quot;UUID&quot;;SUBSTITUTE(SUBSTITUTE(CONCATENATE(IF([.E27]=&quot;Universally Unique&quot;;&quot;UU&quot;;[.E27]);IF([.G27]&lt;&gt;[.I27];[.H27];[.F27]);CONCATENATE(IF([.I27]=&quot;Identifier&quot;;&quot;ID&quot;;IF([.I27]=&quot;Text&quot;;&quot;&quot;;[.I27]))));&quot; &quot;;&quot;&quot;);&quot;'&quot;;&quot;&quot;))" office:value-type="string" office:string-value="LineCountNumeric">
            <text:p>LineCountNumeric</text:p>
          </table:table-cell>
          <table:table-cell table:style-name="ce9" office:value-type="string" office:string-value="Order Response. Line Count. Numeric">
            <text:p>Order Response. Line Count. Numeric</text:p>
          </table:table-cell>
          <table:table-cell table:style-name="ce9" office:value-type="string" office:string-value=""/>
          <table:table-cell table:style-name="ce9" office:value-type="string" office:string-value="Order Response">
            <text:p>Order Response</text:p>
          </table:table-cell>
          <table:table-cell table:style-name="ce9" office:value-type="string" office:string-value=""/>
          <table:table-cell table:style-name="ce9" office:value-type="string" office:string-value="Line">
            <text:p>Line</text:p>
          </table:table-cell>
          <table:table-cell table:style-name="ce9" office:value-type="string" office:string-value="Count">
            <text:p>Count</text:p>
          </table:table-cell>
          <table:table-cell table:style-name="ce11" office:value-type="string" table:formula="of:=IF([.F27]&lt;&gt;&quot;&quot;;CONCATENATE([.F27];&quot; &quot;;[.G27]);[.G27])" office:string-value="Line Count">
            <text:p>Line Count</text:p>
          </table:table-cell>
          <table:table-cell table:style-name="ce9" office:value-type="string" office:string-value="Numeric">
            <text:p>Numeric</text:p>
          </table:table-cell>
          <table:table-cell table:style-name="ce9" office:value-type="string" office:string-value=""/>
          <table:table-cell table:style-name="ce11" office:value-type="string" table:formula="of:=IF([.J27]&lt;&gt;&quot;&quot;;CONCATENATE([.J27];&quot;_ &quot;;[.I27];&quot;. Type&quot;);CONCATENATE([.I27];&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number of Order Lines in this document.">
            <text:p>The number of Order Lines in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ValidityPeriod">
            <text:p>ValidityPeriod</text:p>
          </table:table-cell>
          <table:table-cell office:value-type="string" table:style-name="ce10" office:string-value="Order Response. Validity_ Period. Period">
            <text:p>Order Response. Validity_ Period. Period</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Validity">
            <text:p>Validity</text:p>
          </table:table-cell>
          <table:table-cell table:style-name="ce10" office:value-type="string" office:string-value=""/>
          <table:table-cell table:style-name="ce10" office:value-type="string" office:string-value=""/>
          <table:table-cell table:formula="of:=[.M28]"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period for which the Order Response is valid.">
            <text:p>The period for which the Order Response is valid.</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OrderReference">
            <text:p>OrderReference</text:p>
          </table:table-cell>
          <table:table-cell office:value-type="string" table:style-name="ce10" office:string-value="Order Response. Order Reference">
            <text:p>Order Response. Order Reference</text:p>
          </table:table-cell>
          <table:table-cell table:style-name="ce10" office:value-type="string" office:string-value=""/>
          <table:table-cell office:value-type="string" table:style-name="ce10" office:string-value="Order Response">
            <text:p>Order Response</text:p>
          </table:table-cell>
          <table:table-cell table:style-name="ce10" office:value-type="string" office:string-value=""/>
          <table:table-cell table:style-name="ce10" office:value-type="string" office:string-value=""/>
          <table:table-cell table:style-name="ce10" office:value-type="string" office:string-value=""/>
          <table:table-cell table:formula="of:=[.M29]" office:value-type="string" table:style-name="ce10" office:string-value="Order Reference">
            <text:p>Order Reference</text:p>
          </table:table-cell>
          <table:table-cell office:value-type="string" table:style-name="ce10" office:string-value="Order Reference">
            <text:p>Order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Order Reference">
            <text:p>Order Reference</text:p>
          </table:table-cell>
          <table:table-cell table:style-name="ce10" office:value-type="string" office:string-value=""/>
          <table:table-cell office:value-type="string" table:style-name="ce10" office:string-value="1..n">
            <text:p>1..n</text:p>
          </table:table-cell>
          <table:table-cell office:value-type="string" table:style-name="ce10" office:string-value="ASBIE">
            <text:p>ASBIE</text:p>
          </table:table-cell>
          <table:table-cell office:value-type="string" table:style-name="ce10" office:string-value="A reference to the Order being responded to.">
            <text:p>A reference to the Order being responded to.</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OrderDocumentReference">
            <text:p>OrderDocumentReference</text:p>
          </table:table-cell>
          <table:table-cell office:value-type="string" table:style-name="ce10" office:string-value="Order Response. Order_ Document Reference. Document Reference">
            <text:p>Order Response. Order_ Document Reference. Document Reference</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Order">
            <text:p>Order</text:p>
          </table:table-cell>
          <table:table-cell table:style-name="ce10" office:value-type="string" office:string-value=""/>
          <table:table-cell table:style-name="ce10" office:value-type="string" office:string-value=""/>
          <table:table-cell table:formula="of:=[.M30]"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Order other than the one being responded to.">
            <text:p>A reference to an Order other than the one being responded to.</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OriginatorDocumentReference">
            <text:p>OriginatorDocumentReference</text:p>
          </table:table-cell>
          <table:table-cell office:value-type="string" table:style-name="ce10" office:string-value="Order Response. Originator_ Document Reference. Document Reference">
            <text:p>Order Response. Originator_ Document Reference. Document Reference</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Originator">
            <text:p>Originator</text:p>
          </table:table-cell>
          <table:table-cell table:style-name="ce10" office:value-type="string" office:string-value=""/>
          <table:table-cell table:style-name="ce10" office:value-type="string" office:string-value=""/>
          <table:table-cell table:formula="of:=[.M31]"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an originator document associated with this document.">
            <text:p>A reference to an originator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AdditionalDocumentReference">
            <text:p>AdditionalDocumentReference</text:p>
          </table:table-cell>
          <table:table-cell office:value-type="string" table:style-name="ce10" office:string-value="Order Response. Additional_ Document Reference. Document Reference">
            <text:p>Order Response. Additional_ Document Reference. Document Reference</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32]"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Contract">
            <text:p>Contract</text:p>
          </table:table-cell>
          <table:table-cell office:value-type="string" table:style-name="ce10" office:string-value="Order Response. Contract">
            <text:p>Order Response. Contract</text:p>
          </table:table-cell>
          <table:table-cell table:style-name="ce10" office:value-type="string" office:string-value=""/>
          <table:table-cell office:value-type="string" table:style-name="ce10" office:string-value="Order Response">
            <text:p>Order Response</text:p>
          </table:table-cell>
          <table:table-cell table:style-name="ce10" office:value-type="string" office:string-value=""/>
          <table:table-cell table:style-name="ce10" office:value-type="string" office:string-value=""/>
          <table:table-cell table:style-name="ce10" office:value-type="string" office:string-value=""/>
          <table:table-cell table:formula="of:=[.M33]" office:value-type="string" table:style-name="ce10" office:string-value="Contract">
            <text:p>Contract</text:p>
          </table:table-cell>
          <table:table-cell office:value-type="string" table:style-name="ce10"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ontract">
            <text:p>Contract</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contract associated with the Order being responded to.">
            <text:p>A contract associated with the Order being responded to.</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Signature">
            <text:p>Signature</text:p>
          </table:table-cell>
          <table:table-cell office:value-type="string" table:style-name="ce10" office:string-value="Order Response. Signature">
            <text:p>Order Response. Signature</text:p>
          </table:table-cell>
          <table:table-cell table:style-name="ce10" office:value-type="string" office:string-value=""/>
          <table:table-cell office:value-type="string" table:style-name="ce10" office:string-value="Order Response">
            <text:p>Order Response</text:p>
          </table:table-cell>
          <table:table-cell table:style-name="ce10" office:value-type="string" office:string-value=""/>
          <table:table-cell table:style-name="ce10" office:value-type="string" office:string-value=""/>
          <table:table-cell table:style-name="ce10" office:value-type="string" office:string-value=""/>
          <table:table-cell table:formula="of:=[.M34]" office:value-type="string" table:style-name="ce10" office:string-value="Signature">
            <text:p>Signature</text:p>
          </table:table-cell>
          <table:table-cell office:value-type="string" table:style-name="ce10"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ignature">
            <text:p>Signatur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ignature applied to this document.">
            <text:p>A signature applied to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SellerSupplierParty">
            <text:p>SellerSupplierParty</text:p>
          </table:table-cell>
          <table:table-cell office:value-type="string" table:style-name="ce10" office:string-value="Order Response. Seller_ Supplier Party. Supplier Party">
            <text:p>Order Response. Seller_ Supplier Party. Supplier Party</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Seller">
            <text:p>Seller</text:p>
          </table:table-cell>
          <table:table-cell table:style-name="ce10" office:value-type="string" office:string-value=""/>
          <table:table-cell table:style-name="ce10" office:value-type="string" office:string-value=""/>
          <table:table-cell table:formula="of:=[.M35]"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seller.">
            <text:p>The sell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BuyerCustomerParty">
            <text:p>BuyerCustomerParty</text:p>
          </table:table-cell>
          <table:table-cell office:value-type="string" table:style-name="ce10" office:string-value="Order Response. Buyer_ Customer Party. Customer Party">
            <text:p>Order Response. Buyer_ Customer Party. Customer Party</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Buyer">
            <text:p>Buyer</text:p>
          </table:table-cell>
          <table:table-cell table:style-name="ce10" office:value-type="string" office:string-value=""/>
          <table:table-cell table:style-name="ce10" office:value-type="string" office:string-value=""/>
          <table:table-cell table:formula="of:=[.M36]"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buyer.">
            <text:p>The buy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OriginatorCustomerParty">
            <text:p>OriginatorCustomerParty</text:p>
          </table:table-cell>
          <table:table-cell office:value-type="string" table:style-name="ce10" office:string-value="Order Response. Originator_ Customer Party. Customer Party">
            <text:p>Order Response. Originator_ Customer Party. Customer Party</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Originator">
            <text:p>Originator</text:p>
          </table:table-cell>
          <table:table-cell table:style-name="ce10" office:value-type="string" office:string-value=""/>
          <table:table-cell table:style-name="ce10" office:value-type="string" office:string-value=""/>
          <table:table-cell table:formula="of:=[.M37]"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originator.">
            <text:p>The originato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table:style-name="ce4" office:string-value="FreightForwarderParty">
            <text:p>FreightForwarderParty</text:p>
          </table:table-cell>
          <table:table-cell office:value-type="string" table:style-name="ce10" office:string-value="Order Response. Freight Forwarder_ Party. Party">
            <text:p>Order Response. Freight Forwarder_ Party. Party</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Freight Forwarder">
            <text:p>Freight Forwarder</text:p>
          </table:table-cell>
          <table:table-cell table:style-name="ce10" office:value-type="string" office:string-value=""/>
          <table:table-cell table:style-name="ce10" office:value-type="string" office:string-value=""/>
          <table:table-cell table:formula="of:=[.M38]"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freight forwarder or carrier.">
            <text:p>A freight forwarder or carri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table:style-name="ce4" office:string-value="AccountingSupplierParty">
            <text:p>AccountingSupplierParty</text:p>
          </table:table-cell>
          <table:table-cell office:value-type="string" table:style-name="ce10" office:string-value="Order Response. Accounting_ Supplier Party. Supplier Party">
            <text:p>Order Response. Accounting_ Supplier Party. Supplier Party</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9]"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accounting supplier party.">
            <text:p>The accounting supplier party.</text:p>
          </table:table-cell>
          <table:table-cell table:style-name="ce10" office:value-type="string" office:string-value=""/>
          <table:table-cell table:style-name="ce10" office:value-type="string" office:string-value="3029">
            <text:p>3029</text:p>
          </table:table-cell>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table:style-name="ce4" office:string-value="AccountingCustomerParty">
            <text:p>AccountingCustomerParty</text:p>
          </table:table-cell>
          <table:table-cell office:value-type="string" table:style-name="ce10" office:string-value="Order Response. Accounting_ Customer Party. Customer Party">
            <text:p>Order Response. Accounting_ Customer Party. Customer Party</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40]"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accounting customer party.">
            <text:p>The accounting customer part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table:style-name="ce4" office:string-value="Delivery">
            <text:p>Delivery</text:p>
          </table:table-cell>
          <table:table-cell office:value-type="string" table:style-name="ce10" office:string-value="Order Response. Delivery">
            <text:p>Order Response. Delivery</text:p>
          </table:table-cell>
          <table:table-cell table:style-name="ce10" office:value-type="string" office:string-value=""/>
          <table:table-cell office:value-type="string" table:style-name="ce10" office:string-value="Order Response">
            <text:p>Order Response</text:p>
          </table:table-cell>
          <table:table-cell table:style-name="ce10" office:value-type="string" office:string-value=""/>
          <table:table-cell table:style-name="ce10" office:value-type="string" office:string-value=""/>
          <table:table-cell table:style-name="ce10" office:value-type="string" office:string-value=""/>
          <table:table-cell table:formula="of:=[.M41]" office:value-type="string" table:style-name="ce10" office:string-value="Delivery">
            <text:p>Delivery</text:p>
          </table:table-cell>
          <table:table-cell office:value-type="string" table:style-name="ce10" office:string-value="Delivery">
            <text:p>Deliver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xt:p>Delivery</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elivery associated with this document.">
            <text:p>A delivery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table:style-name="ce4" office:string-value="DeliveryTerms">
            <text:p>DeliveryTerms</text:p>
          </table:table-cell>
          <table:table-cell office:value-type="string" table:style-name="ce10" office:string-value="Order Response. Delivery Terms">
            <text:p>Order Response. Delivery Terms</text:p>
          </table:table-cell>
          <table:table-cell table:style-name="ce10" office:value-type="string" office:string-value=""/>
          <table:table-cell office:value-type="string" table:style-name="ce10" office:string-value="Order Response">
            <text:p>Order Response</text:p>
          </table:table-cell>
          <table:table-cell table:style-name="ce10" office:value-type="string" office:string-value=""/>
          <table:table-cell table:style-name="ce10" office:value-type="string" office:string-value=""/>
          <table:table-cell table:style-name="ce10" office:value-type="string" office:string-value=""/>
          <table:table-cell table:formula="of:=[.M42]" office:value-type="string" table:style-name="ce10" office:string-value="Delivery Terms">
            <text:p>Delivery Terms</text:p>
          </table:table-cell>
          <table:table-cell office:value-type="string" table:style-name="ce10" office:string-value="Delivery Terms">
            <text:p>Delivery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rms">
            <text:p>Delivery Terms</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set of delivery terms associated with this document.">
            <text:p>A set of delivery terms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table:style-name="ce4" office:string-value="PaymentMeans">
            <text:p>PaymentMeans</text:p>
          </table:table-cell>
          <table:table-cell office:value-type="string" table:style-name="ce10" office:string-value="Order Response. Payment Means">
            <text:p>Order Response. Payment Means</text:p>
          </table:table-cell>
          <table:table-cell table:style-name="ce10" office:value-type="string" office:string-value=""/>
          <table:table-cell office:value-type="string" table:style-name="ce10" office:string-value="Order Response">
            <text:p>Order Response</text:p>
          </table:table-cell>
          <table:table-cell table:style-name="ce10" office:value-type="string" office:string-value=""/>
          <table:table-cell table:style-name="ce10" office:value-type="string" office:string-value=""/>
          <table:table-cell table:style-name="ce10" office:value-type="string" office:string-value=""/>
          <table:table-cell table:formula="of:=[.M43]" office:value-type="string" table:style-name="ce10" office:string-value="Payment Means">
            <text:p>Payment Means</text:p>
          </table:table-cell>
          <table:table-cell office:value-type="string" table:style-name="ce10" office:string-value="Payment Means">
            <text:p>Payment Mea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Means">
            <text:p>Payment Mean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Expected means of payment.">
            <text:p>Expected means of pay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table:style-name="ce4" office:string-value="PaymentTerms">
            <text:p>PaymentTerms</text:p>
          </table:table-cell>
          <table:table-cell office:value-type="string" table:style-name="ce10" office:string-value="Order Response. Payment Terms">
            <text:p>Order Response. Payment Terms</text:p>
          </table:table-cell>
          <table:table-cell table:style-name="ce10" office:value-type="string" office:string-value=""/>
          <table:table-cell office:value-type="string" table:style-name="ce10" office:string-value="Order Response">
            <text:p>Order Response</text:p>
          </table:table-cell>
          <table:table-cell table:style-name="ce10" office:value-type="string" office:string-value=""/>
          <table:table-cell table:style-name="ce10" office:value-type="string" office:string-value=""/>
          <table:table-cell table:style-name="ce10" office:value-type="string" office:string-value=""/>
          <table:table-cell table:formula="of:=[.M44]" office:value-type="string" table:style-name="ce10" office:string-value="Payment Terms">
            <text:p>Payment Terms</text:p>
          </table:table-cell>
          <table:table-cell office:value-type="string" table:style-name="ce10" office:string-value="Payment Terms">
            <text:p>Payment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Terms">
            <text:p>Payment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payment terms associated with this document.">
            <text:p>A set of payment terms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table:style-name="ce4" office:string-value="AllowanceCharge">
            <text:p>AllowanceCharge</text:p>
          </table:table-cell>
          <table:table-cell office:value-type="string" table:style-name="ce10" office:string-value="Order Response. Allowance Charge">
            <text:p>Order Response. Allowance Charge</text:p>
          </table:table-cell>
          <table:table-cell table:style-name="ce10" office:value-type="string" office:string-value=""/>
          <table:table-cell office:value-type="string" table:style-name="ce10" office:string-value="Order Response">
            <text:p>Order Response</text:p>
          </table:table-cell>
          <table:table-cell table:style-name="ce10" office:value-type="string" office:string-value=""/>
          <table:table-cell table:style-name="ce10" office:value-type="string" office:string-value=""/>
          <table:table-cell table:style-name="ce10" office:value-type="string" office:string-value=""/>
          <table:table-cell table:formula="of:=[.M45]" office:value-type="string" table:style-name="ce10" office:string-value="Allowance Charge">
            <text:p>Allowance Charge</text:p>
          </table:table-cell>
          <table:table-cell office:value-type="string" table:style-name="ce10" office:string-value="Allowance Charge">
            <text:p>Allowance Charg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Allowance Charge">
            <text:p>Allowance Charg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iscount or charge that applies to a price component.">
            <text:p>A discount or charge that applies to a price compon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table:style-name="ce4" office:string-value="TransactionConditions">
            <text:p>TransactionConditions</text:p>
          </table:table-cell>
          <table:table-cell office:value-type="string" table:style-name="ce10" office:string-value="Order Response. Transaction Conditions">
            <text:p>Order Response. Transaction Conditions</text:p>
          </table:table-cell>
          <table:table-cell table:style-name="ce10" office:value-type="string" office:string-value=""/>
          <table:table-cell office:value-type="string" table:style-name="ce10" office:string-value="Order Response">
            <text:p>Order Response</text:p>
          </table:table-cell>
          <table:table-cell table:style-name="ce10" office:value-type="string" office:string-value=""/>
          <table:table-cell table:style-name="ce10" office:value-type="string" office:string-value=""/>
          <table:table-cell table:style-name="ce10" office:value-type="string" office:string-value=""/>
          <table:table-cell table:formula="of:=[.M46]" office:value-type="string" table:style-name="ce10" office:string-value="Transaction Conditions">
            <text:p>Transaction Conditions</text:p>
          </table:table-cell>
          <table:table-cell office:value-type="string" table:style-name="ce10" office:string-value="Transaction Conditions">
            <text:p>Transaction Conditio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ransaction Conditions">
            <text:p>Transaction Conditions</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specification of purchasing or sales conditions applying to the whole Order.">
            <text:p>A specification of purchasing or sales conditions applying to the whole Ord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table:style-name="ce4" office:string-value="TaxExchangeRate">
            <text:p>TaxExchangeRate</text:p>
          </table:table-cell>
          <table:table-cell office:value-type="string" table:style-name="ce10" office:string-value="Order Response. Tax_ Exchange Rate. Exchange Rate">
            <text:p>Order Response. Tax_ Exchange Rate. Exchange Rate</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Tax">
            <text:p>Tax</text:p>
          </table:table-cell>
          <table:table-cell table:style-name="ce10" office:value-type="string" office:string-value=""/>
          <table:table-cell table:style-name="ce10" office:value-type="string" office:string-value=""/>
          <table:table-cell table:formula="of:=[.M47]"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tax currency.">
            <text:p>The exchange rate between the document currency and the tax currency.</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8]=&quot;Universally Unique&quot;;&quot;UU&quot;;[.E48]);[.F48];IF([.H48]&lt;&gt;[.I48];[.H48];&quot;&quot;);CONCATENATE(IF([.I48]=&quot;Identifier&quot;;&quot;ID&quot;;IF([.I48]=&quot;Text&quot;;&quot;&quot;;[.I48]))));&quot; &quot;;&quot;&quot;);&quot;'&quot;;&quot;&quot;)" office:value-type="string" table:style-name="ce4" office:string-value="PricingExchangeRate">
            <text:p>PricingExchangeRate</text:p>
          </table:table-cell>
          <table:table-cell office:value-type="string" table:style-name="ce10" office:string-value="Order Response. Pricing_ Exchange Rate. Exchange Rate">
            <text:p>Order Response. Pricing_ Exchange Rate. Exchange Rate</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Pricing">
            <text:p>Pricing</text:p>
          </table:table-cell>
          <table:table-cell table:style-name="ce10" office:value-type="string" office:string-value=""/>
          <table:table-cell table:style-name="ce10" office:value-type="string" office:string-value=""/>
          <table:table-cell table:formula="of:=[.M48]"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ricing currency.">
            <text:p>The exchange rate between the document currency and the pricing currency.</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9]=&quot;Universally Unique&quot;;&quot;UU&quot;;[.E49]);[.F49];IF([.H49]&lt;&gt;[.I49];[.H49];&quot;&quot;);CONCATENATE(IF([.I49]=&quot;Identifier&quot;;&quot;ID&quot;;IF([.I49]=&quot;Text&quot;;&quot;&quot;;[.I49]))));&quot; &quot;;&quot;&quot;);&quot;'&quot;;&quot;&quot;)" office:value-type="string" table:style-name="ce4" office:string-value="PaymentExchangeRate">
            <text:p>PaymentExchangeRate</text:p>
          </table:table-cell>
          <table:table-cell office:value-type="string" table:style-name="ce10" office:string-value="Order Response. Payment_ Exchange Rate. Exchange Rate">
            <text:p>Order Response. Payment_ Exchange Rate. Exchange Rate</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Payment">
            <text:p>Payment</text:p>
          </table:table-cell>
          <table:table-cell table:style-name="ce10" office:value-type="string" office:string-value=""/>
          <table:table-cell table:style-name="ce10" office:value-type="string" office:string-value=""/>
          <table:table-cell table:formula="of:=[.M49]"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currency.">
            <text:p>The exchange rate between the document currency and the payment currency.</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0]=&quot;Universally Unique&quot;;&quot;UU&quot;;[.E50]);[.F50];IF([.H50]&lt;&gt;[.I50];[.H50];&quot;&quot;);CONCATENATE(IF([.I50]=&quot;Identifier&quot;;&quot;ID&quot;;IF([.I50]=&quot;Text&quot;;&quot;&quot;;[.I50]))));&quot; &quot;;&quot;&quot;);&quot;'&quot;;&quot;&quot;)" office:value-type="string" table:style-name="ce4" office:string-value="DestinationCountry">
            <text:p>DestinationCountry</text:p>
          </table:table-cell>
          <table:table-cell office:value-type="string" table:style-name="ce10" office:string-value="Order Response. Destination_ Country. Country">
            <text:p>Order Response. Destination_ Country. Country</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Destination">
            <text:p>Destination</text:p>
          </table:table-cell>
          <table:table-cell table:style-name="ce10" office:value-type="string" office:string-value=""/>
          <table:table-cell table:style-name="ce10" office:value-type="string" office:string-value=""/>
          <table:table-cell table:formula="of:=[.M50]" office:value-type="string" table:style-name="ce10" office:string-value="Country">
            <text:p>Country</text:p>
          </table:table-cell>
          <table:table-cell office:value-type="string" table:style-name="ce10" office:string-value="Country">
            <text:p>Countr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ountry">
            <text:p>Countr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country of destination (for customs purposes).">
            <text:p>The country of destination (for customs purposes).</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1]=&quot;Universally Unique&quot;;&quot;UU&quot;;[.E51]);[.F51];IF([.H51]&lt;&gt;[.I51];[.H51];&quot;&quot;);CONCATENATE(IF([.I51]=&quot;Identifier&quot;;&quot;ID&quot;;IF([.I51]=&quot;Text&quot;;&quot;&quot;;[.I51]))));&quot; &quot;;&quot;&quot;);&quot;'&quot;;&quot;&quot;)" office:value-type="string" table:style-name="ce4" office:string-value="TaxTotal">
            <text:p>TaxTotal</text:p>
          </table:table-cell>
          <table:table-cell office:value-type="string" table:style-name="ce10" office:string-value="Order Response. Tax Total">
            <text:p>Order Response. Tax Total</text:p>
          </table:table-cell>
          <table:table-cell table:style-name="ce10" office:value-type="string" office:string-value=""/>
          <table:table-cell office:value-type="string" table:style-name="ce10" office:string-value="Order Response">
            <text:p>Order Response</text:p>
          </table:table-cell>
          <table:table-cell table:style-name="ce10" office:value-type="string" office:string-value=""/>
          <table:table-cell table:style-name="ce10" office:value-type="string" office:string-value=""/>
          <table:table-cell table:style-name="ce10" office:value-type="string" office:string-value=""/>
          <table:table-cell table:formula="of:=[.M51]" office:value-type="string" table:style-name="ce10" office:string-value="Tax Total">
            <text:p>Tax Total</text:p>
          </table:table-cell>
          <table:table-cell office:value-type="string" table:style-name="ce10"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ax Total">
            <text:p>Tax Total</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total amount of a specific type of tax, as calculated by the seller.">
            <text:p>The total amount of a specific type of tax, as calculated by the sell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2]=&quot;Universally Unique&quot;;&quot;UU&quot;;[.E52]);[.F52];IF([.H52]&lt;&gt;[.I52];[.H52];&quot;&quot;);CONCATENATE(IF([.I52]=&quot;Identifier&quot;;&quot;ID&quot;;IF([.I52]=&quot;Text&quot;;&quot;&quot;;[.I52]))));&quot; &quot;;&quot;&quot;);&quot;'&quot;;&quot;&quot;)" office:value-type="string" table:style-name="ce4" office:string-value="LegalMonetaryTotal">
            <text:p>LegalMonetaryTotal</text:p>
          </table:table-cell>
          <table:table-cell office:value-type="string" table:style-name="ce10" office:string-value="Order Response. Legal_ Monetary Total. Monetary Total">
            <text:p>Order Response. Legal_ Monetary Total. Monetary Total</text:p>
          </table:table-cell>
          <table:table-cell table:style-name="ce10" office:value-type="string" office:string-value=""/>
          <table:table-cell office:value-type="string" table:style-name="ce10" office:string-value="Order Response">
            <text:p>Order Response</text:p>
          </table:table-cell>
          <table:table-cell office:value-type="string" table:style-name="ce10" office:string-value="Legal">
            <text:p>Legal</text:p>
          </table:table-cell>
          <table:table-cell table:style-name="ce10" office:value-type="string" office:string-value=""/>
          <table:table-cell table:style-name="ce10" office:value-type="string" office:string-value=""/>
          <table:table-cell table:formula="of:=[.M52]" office:value-type="string" table:style-name="ce10" office:string-value="Monetary Total">
            <text:p>Monetary Total</text:p>
          </table:table-cell>
          <table:table-cell office:value-type="string" table:style-name="ce10" office:string-value="Monetary Total">
            <text:p>Monetary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Monetary Total">
            <text:p>Monetary Total</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total amount of the Order (or counter-offer).">
            <text:p>The total amount of the Order (or counter-off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3]=&quot;Universally Unique&quot;;&quot;UU&quot;;[.E53]);[.F53];IF([.H53]&lt;&gt;[.I53];[.H53];&quot;&quot;);CONCATENATE(IF([.I53]=&quot;Identifier&quot;;&quot;ID&quot;;IF([.I53]=&quot;Text&quot;;&quot;&quot;;[.I53]))));&quot; &quot;;&quot;&quot;);&quot;'&quot;;&quot;&quot;)" office:value-type="string" table:style-name="ce4" office:string-value="OrderLine">
            <text:p>OrderLine</text:p>
          </table:table-cell>
          <table:table-cell office:value-type="string" table:style-name="ce10" office:string-value="Order Response. Order Line">
            <text:p>Order Response. Order Line</text:p>
          </table:table-cell>
          <table:table-cell table:style-name="ce10" office:value-type="string" office:string-value=""/>
          <table:table-cell office:value-type="string" table:style-name="ce10" office:string-value="Order Response">
            <text:p>Order Response</text:p>
          </table:table-cell>
          <table:table-cell table:style-name="ce10" office:value-type="string" office:string-value=""/>
          <table:table-cell table:style-name="ce10" office:value-type="string" office:string-value=""/>
          <table:table-cell table:style-name="ce10" office:value-type="string" office:string-value=""/>
          <table:table-cell table:formula="of:=[.M53]" office:value-type="string" table:style-name="ce10" office:string-value="Order Line">
            <text:p>Order Line</text:p>
          </table:table-cell>
          <table:table-cell office:value-type="string" table:style-name="ce10" office:string-value="Order Line">
            <text:p>Order Lin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Order Line">
            <text:p>Order Lin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line associated with a line in the Catalogue and specifying a kind of item being ordered.">
            <text:p>A line associated with a line in the Catalogue and specifying a kind of item being ordered.</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